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fill-color="#ffffff" draw:auto-grow-height="true" fo:min-height="3.178cm"/>
    </style:style>
    <style:style style:name="pr5" style:family="presentation" style:parent-style-name="TWU_20_Slide-outline1">
      <style:graphic-properties fo:min-height="13.86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fo:min-height="2.927cm"/>
    </style:style>
    <style:style style:name="pr8" style:family="presentation" style:parent-style-name="TWU_20_Slide-outline1">
      <style:graphic-properties fo:min-height="14.016cm"/>
    </style:style>
    <style:style style:name="pr9" style:family="presentation" style:parent-style-name="TWU_20_Slide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font-size="32pt" style:font-size-asian="36pt" style:font-size-complex="36pt"/>
    </style:style>
    <style:style style:name="T2" style:family="text">
      <style:text-properties fo:color="#ccccff"/>
    </style:style>
    <style:style style:name="T3" style:family="text">
      <style:text-properties fo:color="#ffff00"/>
    </style:style>
    <style:style style:name="T4" style:family="text">
      <style:text-properties fo:color="#23ff2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pickle</presentation:footer-decl>
      <presentation:footer-decl presentation:name="ftr2">CMPTxxxx</presentation:footer-decl>
      <presentation:date-time-decl presentation:name="dtd1" presentation:source="fixed">23 Oct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More on Pickling:<text:line-break/><text:tab/>Serializing for I/O Stream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3 Fri 2009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3<text:tab/><text:tab/><text:tab/><text:span text:style-name="T1">20pts, 15min</text:span></text:p>
          </draw:text-box>
        </draw:frame>
        <draw:frame presentation:style-name="pr5" draw:layer="layout" svg:width="25.199cm" svg:height="13.86cm" svg:x="1.4cm" svg:y="4.507cm" presentation:class="outline" presentation:user-transformed="true">
          <draw:text-box>
            <text:list text:style-name="L2">
              <text:list-item>
                <text:p><text:span text:style-name="T2"><text:a xlink:href="http://twu.seanho.com/09fall/cmpt140/quiz3.html">(see quiz3.html)</text:a>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Serialization</text:p>
          </draw:text-box>
        </draw:frame>
        <draw:frame presentation:style-name="pr8" draw:layer="layout" svg:width="25.199cm" svg:height="14.638cm" svg:x="1.4cm" svg:y="4.507cm" presentation:class="outline" presentation:user-transformed="true">
          <draw:text-box>
            <text:list text:style-name="L2">
              <text:list-item>
                <text:p>Python's <text:span text:style-name="T3">I/O</text:span> framework is flexible enough to support I/O with any kind of <text:span text:style-name="T3">stream</text:span>:</text:p>
                <text:list>
                  <text:list-item>
                    <text:p>Files, <text:span text:style-name="T3">network</text:span> sockets, other programs (<text:span text:style-name="T3">IPC</text:span>), <text:span text:style-name="T3">hardware</text:span> drivers (e.g., robotics)</text:p>
                  </text:list-item>
                </text:list>
              </text:list-item>
              <text:list-item>
                <text:p>To send data, it must be <text:span text:style-name="T3">serialized</text:span>: converted into a <text:span text:style-name="T3">stream</text:span> of bytes which we can <text:span text:style-name="T4">.write()</text:span> to a file handle or I/O stream</text:p>
              </text:list-item>
              <text:list-item>
                <text:p>Different data <text:span text:style-name="T3">types</text:span> serialize differently</text:p>
                <text:list>
                  <text:list-item>
                    <text:p>If we make our own <text:span text:style-name="T3">new</text:span> data types,<text:line-break/>we have to <text:span text:style-name="T3">specify</text:span> how to serialize</text:p>
                  </text:list-item>
                </text:list>
              </text:list-item>
              <text:list-item>
                <text:p><text:span text:style-name="T4">Pickle</text:span> is Python's framework for serialization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How to pickle/unpickle?</text:p>
          </draw:text-box>
        </draw:frame>
        <draw:frame presentation:style-name="pr8" draw:layer="layout" svg:width="25.199cm" svg:height="14.123cm" svg:x="1.4cm" svg:y="4.507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import pickle</text:span></text:p>
                  </text:list-item>
                  <text:list-item>
                    <text:p><text:span text:style-name="T3">Open</text:span> the file (read or write mode)</text:p>
                  </text:list-item>
                  <text:list-item>
                    <text:p><text:span text:style-name="T3">Write</text:span> the object: <text:span text:style-name="T4">pickle.dump(</text:span>obj, file<text:span text:style-name="T4">)</text:span></text:p>
                  </text:list-item>
                  <text:list-item>
                    <text:p><text:span text:style-name="T3">Read</text:span> an object: obj <text:span text:style-name="T4">= pickle.load(</text:span>file<text:span text:style-name="T4">)</text:span></text:p>
                  </text:list-item>
                </text:list>
              </text:list-item>
              <text:list-item>
                <text:p>Pickled objects can be <text:span text:style-name="T3">interspersed</text:span> with regular text in the file; you just have to <text:span text:style-name="T4">seek()</text:span> to the right spot where the pickled object should be</text:p>
              </text:list-item>
              <text:list-item>
                <text:p><text:span text:style-name="T3">Get</text:span> the pickled object without writing to file:</text:p>
                <text:list>
                  <text:list-item>
                    <text:p>pickledObj <text:span text:style-name="T4">= pickle.dumps(</text:span>obj<text:span text:style-name="T4">)</text:span></text:p>
                  </text:list-item>
                  <text:list-item>
                    <text:p>This is just a <text:span text:style-name="T3">string</text:span>; you can then <text:span text:style-name="T4">write()</text:span> it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What can be pickled?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None, True, False</text:p>
              </text:list-item>
              <text:list-item>
                <text:p>ints, long ints, floats, complex, strings,</text:p>
              </text:list-item>
              <text:list-item>
                <text:p>Tuples, lists, sets, dictionaries of picklable objs</text:p>
              </text:list-item>
              <text:list-item>
                <text:p>Functions defined at the top level of a module</text:p>
              </text:list-item>
              <text:list-item>
                <text:p>Classes (user-defined types) defined at the top level of a module</text:p>
              </text:list-item>
              <text:list-item>
                <text:p>Instances of such classes, when everything in their __dict__ is picklable</text:p>
                <text:list>
                  <text:list-item>
                    <text:p>__dict__ tells you what's in a container obj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office:forms form:automatic-focus="false" form:apply-design-mode="false"/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9-10-23T12:25:17</meta:creation-date>
    <dc:language>en-US</dc:language>
    <meta:editing-cycles>11</meta:editing-cycles>
    <meta:editing-duration>PT01H54M02S</meta:editing-duration>
    <meta:initial-creator>sean ho</meta:initial-creator>
    <dc:date>2009-10-23T14:20:29</dc:date>
    <dc:creator>sean ho</dc:creator>
    <meta:document-statistic meta:object-count="18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